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 style:list-style-name="L6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in" fo:text-align="start" style:justify-single-word="false"/>
    </style:style>
    <style:style style:name="P6" style:family="paragraph" style:parent-style-name="Text_20_body">
      <style:paragraph-properties fo:margin-top="0in" fo:margin-bottom="0in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margin-top="0in" fo:margin-bottom="0in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in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0" style:family="paragraph" style:parent-style-name="Text_20_body" style:list-style-name="L3">
      <style:paragraph-properties fo:margin-top="0in" fo:margin-bottom="0in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1" style:family="paragraph" style:parent-style-name="Text_20_body" style:list-style-name="L4">
      <style:paragraph-properties fo:margin-top="0in" fo:margin-bottom="0in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 style:list-style-name="L5">
      <style:paragraph-properties fo:margin-top="0in" fo:margin-bottom="0in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9388446" text:style-name="L1">
        <text:list-item>
          <text:p text:style-name="P5"><text:span text:style-name="T1">At what address does the function </text:span><text:span text:style-name="Example"><text:span text:style-name="T1">a()</text:span></text:span><text:span text:style-name="T1"> begin?</text:span></text:p>
        </text:list-item>
      </text:list>
      <text:p text:style-name="P7"/>
      <text:list xml:id="list638340170" text:continue-numbering="true" text:style-name="L1">
        <text:list-header>
          <text:p text:style-name="P8">- 0x008a0</text:p>
        </text:list-header>
      </text:list>
      <text:list xml:id="list678968752" text:style-name="L2">
        <text:list-header>
          <text:p text:style-name="P9"/>
        </text:list-header>
      </text:list>
      <text:list xml:id="list1346877023" text:continue-list="list638340170" text:style-name="L1">
        <text:list-item>
          <text:p text:style-name="P13"><text:span text:style-name="T1">If you wanted to set a breakpoint for the start of the "</text:span><text:span text:style-name="Example"><text:span text:style-name="T1">return fibonacci(n-1) + fibonacci(n-2);</text:span></text:span><text:span text:style-name="T1">" line in the </text:span><text:span text:style-name="Example"><text:span text:style-name="T1">fibonacci()</text:span></text:span><text:span text:style-name="T1">function of lab2.c, what address would you use?</text:span></text:p>
        </text:list-item>
      </text:list>
      <text:p text:style-name="P1"/>
      <text:list xml:id="list1906719178" text:continue-numbering="true" text:style-name="L1">
        <text:list-header>
          <text:p text:style-name="P8">- 0x0000091e</text:p>
        </text:list-header>
      </text:list>
      <text:p text:style-name="P1"/>
      <text:list xml:id="list269597076" text:continue-numbering="true" text:style-name="L1">
        <text:list-item>
          <text:p text:style-name="P8">What would you type in Emu86 to create the breakpoint just mentioned?</text:p>
        </text:list-item>
      </text:list>
      <text:p text:style-name="P1"/>
      <text:p text:style-name="P1"><text:tab/>- b 0x91e</text:p>
      <text:p text:style-name="P1"/>
      <text:list xml:id="list665918174" text:continue-numbering="true" text:style-name="L1">
        <text:list-item>
          <text:p text:style-name="P8">What command is used to display the current breakpoints? If a breakpoint had ID number 0, what command would you enter to delete the breakpoint?</text:p>
        </text:list-item>
      </text:list>
      <text:p text:style-name="P1"/>
      <text:list xml:id="list321419653" text:style-name="L3">
        <text:list-item>
          <text:list>
            <text:list-item>
              <text:p text:style-name="P10">b</text:p>
            </text:list-item>
            <text:list-item>
              <text:p text:style-name="P10">c 0</text:p>
            </text:list-item>
          </text:list>
        </text:list-item>
      </text:list>
      <text:p text:style-name="P1"/>
      <text:list xml:id="list1976024354" text:continue-list="list665918174" text:style-name="L1">
        <text:list-item>
          <text:p text:style-name="P13"><text:span text:style-name="T1">What is the address of the memory location assigned to global variable </text:span><text:span text:style-name="Example"><text:span text:style-name="T1">k</text:span></text:span><text:span text:style-name="T1">?</text:span></text:p>
        </text:list-item>
      </text:list>
      <text:p text:style-name="P1"/>
      <text:p text:style-name="P1"><text:tab/>- 0x009b2</text:p>
      <text:p text:style-name="P1"/>
      <text:list xml:id="list641401423" text:continue-numbering="true" text:style-name="L1">
        <text:list-item>
          <text:p text:style-name="P13"><text:span text:style-name="T1">What could you type in Emu86 to view the contents of </text:span><text:span text:style-name="Example"><text:span text:style-name="T1">k</text:span></text:span><text:span text:style-name="T1"> as an integer?</text:span></text:p>
        </text:list-item>
      </text:list>
      <text:p text:style-name="P1"/>
      <text:p text:style-name="P1"><text:tab/>- dumpw 0x9b2</text:p>
      <text:p text:style-name="P1"/>
      <text:list xml:id="list1928561878" text:continue-numbering="true" text:style-name="L1">
        <text:list-item>
          <text:p text:style-name="P13"><text:span text:style-name="T1">What command would you type to put a memory watch (a.k.a. monitor) on global variable </text:span><text:span text:style-name="Example"><text:span text:style-name="T1">k</text:span></text:span><text:span text:style-name="T1"> that would cause the simulator to stop executing when </text:span><text:span text:style-name="Example"><text:span text:style-name="T1">k</text:span></text:span><text:span text:style-name="T1"> is modified? What command would you type if </text:span><text:span text:style-name="Example"><text:span text:style-name="T1">k</text:span></text:span><text:span text:style-name="T1"> were of type char (instead of int)?</text:span></text:p>
        </text:list-item>
      </text:list>
      <text:p text:style-name="P1"/>
      <text:list xml:id="list1759253693" text:style-name="L4">
        <text:list-item>
          <text:list>
            <text:list-item>
              <text:p text:style-name="P11">mm 0x9b2 2</text:p>
            </text:list-item>
            <text:list-item>
              <text:p text:style-name="P11">mm 0x9b2 1</text:p>
            </text:list-item>
          </text:list>
        </text:list-item>
      </text:list>
      <text:p text:style-name="P1"/>
      <text:list xml:id="list302072689" text:continue-list="list1928561878" text:style-name="L1">
        <text:list-item>
          <text:p text:style-name="P8">What command is used to list the current memory monitors? If a memory monitor had ID number 3, what command would you enter to delete the monitor?</text:p>
        </text:list-item>
      </text:list>
      <text:p text:style-name="P1"/>
      <text:list xml:id="list967165403" text:style-name="L5">
        <text:list-item>
          <text:list>
            <text:list-item>
              <text:p text:style-name="P12">m</text:p>
            </text:list-item>
            <text:list-item>
              <text:p text:style-name="P12">n 3</text:p>
            </text:list-item>
          </text:list>
        </text:list-item>
      </text:list>
      <text:p text:style-name="P1"/>
      <text:list xml:id="list1091529824" text:continue-list="list302072689" text:style-name="L1">
        <text:list-item>
          <text:p text:style-name="P13"><text:soft-page-break/><text:span text:style-name="T1">What would you type in Emu86 to store the value 0x113 into global variable </text:span><text:span text:style-name="Example"><text:span text:style-name="T1">k</text:span></text:span><text:span text:style-name="T1">?</text:span></text:p>
        </text:list-item>
      </text:list>
      <text:p text:style-name="P1"/>
      <text:p text:style-name="P1"><text:tab/>- pw k 0x113</text:p>
      <text:p text:style-name="P1"/>
      <text:list xml:id="list1230332791" text:continue-numbering="true" text:style-name="L1">
        <text:list-item>
          <text:p text:style-name="P13"><text:span text:style-name="T1">What is the address of the memory location assigned to local variable </text:span><text:span text:style-name="Example"><text:span text:style-name="T1">i</text:span></text:span><text:span text:style-name="T1"> when function </text:span><text:span text:style-name="Example"><text:span text:style-name="T1">a()</text:span></text:span><text:span text:style-name="T1"> runs the first time?</text:span></text:p>
        </text:list-item>
      </text:list>
      <text:p text:style-name="P1"/>
      <text:p text:style-name="P1"><text:tab/>- 0x88a</text:p>
      <text:p text:style-name="P1"/>
      <text:list xml:id="list379173493" text:continue-numbering="true" text:style-name="L1">
        <text:list-item>
          <text:p text:style-name="P13"><text:span text:style-name="T1">What is the address of the memory location assigned to local variable </text:span><text:span text:style-name="Example"><text:span text:style-name="T1">i</text:span></text:span><text:span text:style-name="T1"> when function </text:span><text:span text:style-name="Example"><text:span text:style-name="T1">a()</text:span></text:span><text:span text:style-name="T1"> runs the second time?</text:span></text:p>
        </text:list-item>
      </text:list>
      <text:p text:style-name="P1"/>
      <text:p text:style-name="P1"><text:tab/>- 0x88a</text:p>
      <text:p text:style-name="P1"/>
      <text:list xml:id="list346909011" text:continue-numbering="true" text:style-name="L1">
        <text:list-item>
          <text:p text:style-name="P13"><text:span text:style-name="T1">What is the address of the memory location assigned to local variable </text:span><text:span text:style-name="Example"><text:span text:style-name="T1">j</text:span></text:span><text:span text:style-name="T1"> when function </text:span><text:span text:style-name="Example"><text:span text:style-name="T1">a()</text:span></text:span><text:span text:style-name="T1"> runs the first time?</text:span></text:p>
        </text:list-item>
      </text:list>
      <text:p text:style-name="P1"/>
      <text:p text:style-name="P1"><text:tab/>- 0xfff6</text:p>
      <text:p text:style-name="P1"/>
      <text:list xml:id="list516733450" text:continue-numbering="true" text:style-name="L1">
        <text:list-item>
          <text:p text:style-name="P13"><text:span text:style-name="T1">What is the address of the memory location assigned to local variable </text:span><text:span text:style-name="Example"><text:span text:style-name="T1">j</text:span></text:span><text:span text:style-name="T1"> when function </text:span><text:span text:style-name="Example"><text:span text:style-name="T1">a()</text:span></text:span><text:span text:style-name="T1"> runs the second time?</text:span></text:p>
        </text:list-item>
      </text:list>
      <text:p text:style-name="P1"/>
      <text:p text:style-name="P1"><text:tab/>- 0xfff2</text:p>
      <text:p text:style-name="P1"/>
      <text:list xml:id="list1415097097" text:continue-numbering="true" text:style-name="L1">
        <text:list-item>
          <text:p text:style-name="P8">What command would you type in Emu86 to create a register watch on AX that causes the simulator to stop when AX becomes the value 0x333?</text:p>
        </text:list-item>
      </text:list>
      <text:p text:style-name="P1"/>
      <text:p text:style-name="P1"><text:tab/>- fb ax 0x333</text:p>
      <text:p text:style-name="P1"/>
      <text:list xml:id="list2019534956" text:continue-numbering="true" text:style-name="L1">
        <text:list-item>
          <text:p text:style-name="P8">What command is used to display the most recently executed and interrupted instructions?</text:p>
        </text:list-item>
      </text:list>
      <text:p text:style-name="P1"/>
      <text:p text:style-name="P1"><text:tab/>- hist</text:p>
      <text:p text:style-name="P1"/>
      <text:list xml:id="list838639075" text:continue-numbering="true" text:style-name="L1">
        <text:list-item>
          <text:p text:style-name="P8">What value is the stack pointer initialized to?</text:p>
        </text:list-item>
      </text:list>
      <text:p text:style-name="P1"/>
      <text:p text:style-name="P1"><text:tab/>- 0xfffe</text:p>
      <text:p text:style-name="P1"/>
      <text:list xml:id="list1308500819" text:continue-numbering="true" text:style-name="L1">
        <text:list-item>
          <text:p text:style-name="P8">Does the stack grow up (increasing memory addresses) or down (decreasing memory addresses)?</text:p>
        </text:list-item>
      </text:list>
      <text:p text:style-name="P1"/>
      <text:p text:style-name="P1"><text:tab/>- the stack grows down</text:p>
      <text:p text:style-name="P1"><text:soft-page-break/></text:p>
      <text:list xml:id="list766871137" text:continue-numbering="true" text:style-name="L1">
        <text:list-item>
          <text:p text:style-name="P13"><text:span text:style-name="T1">The stack grows as the depth of recursive calls to the </text:span><text:span text:style-name="Example"><text:span text:style-name="T1">fibonacci()</text:span></text:span><text:span text:style-name="T1"> function increases. Of all memory accesses to stack locations, what address is accessed that is farthest away from the initial value of the stack pointer?</text:span></text:p>
        </text:list-item>
      </text:list>
      <text:p text:style-name="P1"/>
      <text:p text:style-name="P1"><text:tab/>- 0xffc4</text:p>
      <text:p text:style-name="P1"/>
      <text:list xml:id="list1210718676" text:continue-numbering="true" text:style-name="L1">
        <text:list-item>
          <text:p text:style-name="P13"><text:span text:style-name="T1">How is the parameter </text:span><text:span text:style-name="Example"><text:span text:style-name="T1">n</text:span></text:span><text:span text:style-name="T1"> passed to the </text:span><text:span text:style-name="Example"><text:span text:style-name="T1">fibonacci() </text:span></text:span><text:span text:style-name="T1">function?</text:span></text:p>
        </text:list-item>
      </text:list>
      <text:p text:style-name="P1"/>
      <text:p text:style-name="P1"><text:tab/>- Before the fibonacci function is called, the copy of parameter n is stored on the <text:tab/>stack. This value is accessible by using the Base pointer and offset.</text:p>
      <text:p text:style-name="P1"/>
      <text:list xml:id="list829597452" text:continue-numbering="true" text:style-name="L1">
        <text:list-item>
          <text:p text:style-name="P13"><text:span text:style-name="T1">How are values returned from the </text:span><text:span text:style-name="Example"><text:span text:style-name="T1">fibonacci()</text:span></text:span><text:span text:style-name="T1"> function?</text:span></text:p>
        </text:list-item>
      </text:list>
      <text:p text:style-name="P1"/>
      <text:p text:style-name="P1"><text:tab/>- Before a function returns to the caller, the return value is stored in register AX.</text:p>
      <text:p text:style-name="P1"/>
      <text:list xml:id="list1332095010" text:continue-numbering="true" text:style-name="L1">
        <text:list-item>
          <text:p text:style-name="P13"><text:span text:style-name="T1">What is the purpose of the "</text:span><text:span text:style-name="Example"><text:span text:style-name="T1">add sp, 2</text:span></text:span><text:span text:style-name="T1">" instruction that is repeated so often in the assembly code for lab2.c?</text:span></text:p>
        </text:list-item>
      </text:list>
      <text:p text:style-name="P1"/>
      <text:p text:style-name="P1"><text:tab/>- It is to free up the memory used by the argument passed previouisly</text:p>
      <text:p text:style-name="P1"/>
      <text:list xml:id="list1932076754" text:continue-numbering="true" text:style-name="L1">
        <text:list-item>
          <text:p text:style-name="P13"><text:span text:style-name="T1">How is the "</text:span><text:span text:style-name="Example"><text:span text:style-name="T1">add sp, 2</text:span></text:span><text:span text:style-name="T1">" instruction encoded in hexadecimal? How large is this instruction in bytes? Which byte(s) represent the numerical value 2 that is added?</text:span></text:p>
        </text:list-item>
      </text:list>
      <text:p text:style-name="P1"/>
      <text:p text:style-name="P1"><text:tab/>- 0x83c402, 3 bytes, the lest significant byte represents the value 2.</text:p>
      <text:p text:style-name="P1"/>
      <text:list xml:id="list1932074843" text:continue-numbering="true" text:style-name="L1">
        <text:list-item>
          <text:p text:style-name="P2"><text:span text:style-name="T1">What does the "</text:span><text:span text:style-name="Example"><text:span text:style-name="T1">TIMES 2 db 0</text:span></text:span><text:span text:style-name="T1">" statement at the very end of the assembly file do and what is its purpose?</text:span></text:p>
        </text:list-item>
      </text:list>
      <text:p text:style-name="P3"/>
      <text:list xml:id="list72054153" text:style-name="L6">
        <text:list-item>
          <text:list>
            <text:list-item>
              <text:p text:style-name="P4">TIMES 2 db 0 function declares 2 byte of data, initialized to 0.</text:p>
            </text:list-item>
            <text:list-item>
              <text:p text:style-name="P4">This instruction initializes global variables. In this case, 2 bytes variable k is initialized to 0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xample" style:family="text">
      <style:text-properties style:font-name="DejaVu Sans Mono" style:font-name-asian="WenQuanYi Zen Hei1" style:font-name-complex="Lohit Devanagari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9-15T16:05:03</meta:creation-date>
    <meta:printed-by>Jae Lee</meta:printed-by>
    <meta:print-date>2014-09-15T16:05:21</meta:print-date>
    <dc:date>2014-09-16T15:49:21</dc:date>
    <dc:creator>Jae Lee</dc:creator>
    <meta:editing-duration>PT1H14M12S</meta:editing-duration>
    <meta:editing-cycles>12</meta:editing-cycles>
    <meta:generator>LibreOffice/3.5$Linux_X86_64 LibreOffice_project/235ab8a-3802056-4a8fed3-2d66ea8-e241b80</meta:generator>
    <meta:document-statistic meta:table-count="0" meta:image-count="0" meta:object-count="0" meta:page-count="3" meta:paragraph-count="50" meta:word-count="630" meta:character-count="806" meta:non-whitespace-character-count="2761"/>
  </office:meta>
</office:document-meta>
</file>